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C2000002508E53E0448AF434B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97cm, 8.724cm, 0.44cm, 8.878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477cm" svg:height="10.477cm" svg:x="1.135cm" svg:y="1.165cm">
          <draw:image xlink:href="Pictures/10000000000004C2000002508E53E0448AF434B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8-11T16:30:56.703502416</dc:date>
    <meta:editing-duration>PT3M52S</meta:editing-duration>
    <meta:editing-cycles>2</meta:editing-cycles>
    <meta:generator>LibreOffice/7.3.7.2$Linux_X86_64 LibreOffice_project/30$Build-2</meta:generator>
    <meta:document-statistic meta:object-count="1"/>
  </office:meta>
</office:document-meta>
</file>